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left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71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71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71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italic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Cumberland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12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35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1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71cm solid #000000" fo:border-bottom="0.035cm solid #000000" fo:border-left="0.035cm solid #000000" fo:border-right="0.071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17" style:family="table-cell" style:data-style-name="ND-0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71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18" style:family="table-cell" style:data-style-name="General">
      <style:table-cell-properties fo:background-color="transparent" gnm:background-colour="#ffffff" gnm:pattern-colour="#000000" gnm:pattern="0" fo:border-top="0.035cm solid #000000" fo:border-bottom="0.071cm solid #000000" fo:border-left="0.035cm solid #000000" fo:border-right="0.071cm solid #000000" style:diagonal-bl-tr="0.000cm none #c7c7c7" style:diagonal-tl-br="0.000cm none #c7c7c7" style:vertical-align="top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Times New Roman"/>
    </style:style>
    <style:style style:name="ACE-1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25999999999999pt" style:use-optimal-column-width="true"/>
    </style:style>
    <style:style style:name="ACOL-2" style:family="table-column">
      <style:table-column-properties style:column-width="95.25pt" style:use-optimal-column-width="true"/>
    </style:style>
    <style:style style:name="ACOL-3" style:family="table-column">
      <style:table-column-properties style:column-width="102.75pt" style:use-optimal-column-width="true"/>
    </style:style>
    <style:style style:name="ACOL-4" style:family="table-column">
      <style:table-column-properties style:column-width="57.75pt" style:use-optimal-column-width="true"/>
    </style:style>
    <style:style style:name="ACOL-5" style:family="table-column">
      <style:table-column-properties style:column-width="72pt" style:use-optimal-column-width="true"/>
    </style:style>
    <style:style style:name="ACOL-6" style:family="table-column">
      <style:table-column-properties style:column-width="77.25pt" style:use-optimal-column-width="true"/>
    </style:style>
    <style:style style:name="ACOL-7" style:family="table-column">
      <style:table-column-properties style:column-width="87.75pt" style:use-optimal-column-width="true"/>
    </style:style>
    <style:style style:name="ACOL-8" style:family="table-column">
      <style:table-column-properties style:column-width="57pt" style:use-optimal-column-width="true"/>
    </style:style>
    <style:style style:name="ACOL-9" style:family="table-column">
      <style:table-column-properties style:column-width="62.25pt" style:use-optimal-column-width="true"/>
    </style:style>
    <style:style style:name="ACOL-10" style:family="table-column"/>
    <style:style style:name="AROW-1" style:family="table-row">
      <style:table-row-properties style:row-height="12.837599999999998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>
      <style:table-row-properties style:row-height="15.75pt" style:use-optimal-row-height="true"/>
    </style:style>
    <style:style style:name="AROW-4" style:family="table-row">
      <style:table-row-properties style:row-height="14.25pt" style:use-optimal-row-height="true"/>
    </style:style>
    <style:style style:name="AROW-5" style:family="table-row">
      <style:table-row-properties style:row-height="13.4064pt" style:use-optimal-row-height="true"/>
    </style:style>
    <style:style style:name="AROW-6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fals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1"/>
        <table:table-column table:style-name="ACOL-5"/>
        <table:table-column table:style-name="ACOL-6"/>
        <table:table-column table:style-name="ACOL-7"/>
        <table:table-column table:style-name="ACOL-0"/>
        <table:table-column table:style-name="ACOL-8" table:number-columns-repeated="4"/>
        <table:table-column table:style-name="ACOL-9"/>
        <table:table-column table:style-name="ACOL-0" table:number-columns-repeated="114"/>
        <table:table-row table:style-name="AROW-1">
          <table:table-cell table:style-name="ACE-0"/>
          <table:table-cell table:number-columns-repeated="127" table:style-name="ACE-1"/>
        </table:table-row>
        <table:table-row table:style-name="AROW-1">
          <table:table-cell table:style-name="ACE-0" office:value-type="string">
            <text:p>Assignment 2</text:p>
          </table:table-cell>
          <table:table-cell table:number-columns-repeated="127" table:style-name="ACE-1"/>
        </table:table-row>
        <table:table-row table:style-name="AROW-1">
          <table:table-cell table:style-name="ACE-0"/>
          <table:table-cell table:number-columns-repeated="127" table:style-name="ACE-1"/>
        </table:table-row>
        <table:table-row table:style-name="AROW-1">
          <table:table-cell table:style-name="ACE-1" office:value-type="string">
            <text:p>Problems from the text book</text:p>
          </table:table-cell>
          <table:table-cell table:number-columns-repeated="127" table:style-name="ACE-1"/>
        </table:table-row>
        <table:table-row table:style-name="AROW-1">
          <table:table-cell table:number-columns-repeated="128"/>
        </table:table-row>
        <table:table-row table:style-name="AROW-1">
          <table:table-cell table:style-name="ACE-3" office:value-type="string">
            <text:p>1) <text:s/>For each function f(n) and time t in the following table, determine the largest size n of a problem that can be solved in time t,</text:p>
          </table:table-cell>
          <table:table-cell table:number-columns-repeated="127" table:style-name="ACE-1"/>
        </table:table-row>
        <table:table-row table:style-name="AROW-1">
          <table:table-cell table:style-name="ACE-3" office:value-type="string">
            <text:p><text:s/>assuming that the algorithm to solve the problem takes f(n) microseconds.</text:p>
          </table:table-cell>
          <table:table-cell table:number-columns-repeated="127" table:style-name="ACE-1"/>
        </table:table-row>
        <table:table-row table:style-name="AROW-1">
          <table:table-cell table:style-name="ACE-4"/>
          <table:table-cell table:style-name="ACE-11" office:value-type="string">
            <text:p>1 second</text:p>
          </table:table-cell>
          <table:table-cell table:style-name="ACE-11" office:value-type="string">
            <text:p>1 minute</text:p>
          </table:table-cell>
          <table:table-cell table:style-name="ACE-11" office:value-type="string">
            <text:p>1 hour</text:p>
          </table:table-cell>
          <table:table-cell table:style-name="ACE-11" office:value-type="string">
            <text:p>1 day</text:p>
          </table:table-cell>
          <table:table-cell table:style-name="ACE-11" office:value-type="string">
            <text:p>1 month</text:p>
          </table:table-cell>
          <table:table-cell table:style-name="ACE-11" office:value-type="string">
            <text:p>1 year</text:p>
          </table:table-cell>
          <table:table-cell table:style-name="ACE-16" office:value-type="string">
            <text:p>1 century</text:p>
          </table:table-cell>
          <table:table-cell table:number-columns-repeated="120" table:style-name="ACE-1"/>
        </table:table-row>
        <table:table-row table:style-name="AROW-1">
          <table:table-cell table:style-name="ACE-5" office:value-type="string">
            <text:p>lg n</text:p>
          </table:table-cell>
          <table:table-cell table:style-name="ACE-12" office:value-type="string">
            <text:p>2^(10^6)</text:p>
          </table:table-cell>
          <table:table-cell table:style-name="ACE-12" office:value-type="string">
            <text:p>2^(6*10^7)</text:p>
          </table:table-cell>
          <table:table-cell table:style-name="ACE-12" office:value-type="string">
            <text:p>2^(3.6*10^9)</text:p>
          </table:table-cell>
          <table:table-cell table:style-name="ACE-12" office:value-type="string">
            <text:p>2^(8.6*10^10)</text:p>
          </table:table-cell>
          <table:table-cell table:style-name="ACE-12" office:value-type="string">
            <text:p>2^(2.6*10^12)</text:p>
          </table:table-cell>
          <table:table-cell table:style-name="ACE-12" office:value-type="string">
            <text:p>2^(3.1*10^13)</text:p>
          </table:table-cell>
          <table:table-cell table:style-name="ACE-17" office:value-type="string">
            <text:p>2^(3.1*10^15)</text:p>
          </table:table-cell>
          <table:table-cell table:number-columns-repeated="120" table:style-name="ACE-1"/>
        </table:table-row>
        <table:table-row table:style-name="AROW-1">
          <table:table-cell table:style-name="ACE-5" office:value-type="string">
            <text:p>sqrt n</text:p>
          </table:table-cell>
          <table:table-cell table:style-name="ACE-12" table:formula="of:=[.B11]^2" office:value-type="float" office:value="1000000000000">
            <text:p>10+12</text:p>
          </table:table-cell>
          <table:table-cell table:style-name="ACE-12" table:formula="of:=[.C11]^2" office:value-type="float" office:value="3600000000000000">
            <text:p>3.6×10+15</text:p>
          </table:table-cell>
          <table:table-cell table:style-name="ACE-12" table:formula="of:=[.D11]^2" office:value-type="float" office:value="1.296e+19">
            <text:p>13.0×10+18</text:p>
          </table:table-cell>
          <table:table-cell table:style-name="ACE-12" table:formula="of:=[.E11]^2" office:value-type="float" office:value="7.46496e+21">
            <text:p>7.5×10+21</text:p>
          </table:table-cell>
          <table:table-cell table:style-name="ACE-12" table:formula="of:=[.F11]^2" office:value-type="float" office:value="6.7184639999999997e+24">
            <text:p>6.7×10+24</text:p>
          </table:table-cell>
          <table:table-cell table:style-name="ACE-12" table:formula="of:=[.G11]^2" office:value-type="float" office:value="9.67458816e+26">
            <text:p>967.5×10+24</text:p>
          </table:table-cell>
          <table:table-cell table:style-name="ACE-12" table:formula="of:=[.H11]^2" office:value-type="float" office:value="9.6745881599999996e+30">
            <text:p>9.7×10+30</text:p>
          </table:table-cell>
          <table:table-cell table:number-columns-repeated="120" table:style-name="ACE-1"/>
        </table:table-row>
        <table:table-row table:style-name="AROW-2">
          <table:table-cell table:style-name="ACE-6" office:value-type="string">
            <text:p>n</text:p>
          </table:table-cell>
          <table:table-cell table:style-name="ACE-12" table:formula="of:=10^6" office:value-type="float" office:value="1000000">
            <text:p>10+6</text:p>
          </table:table-cell>
          <table:table-cell table:style-name="ACE-12" table:formula="of:=[.B11]*60" office:value-type="float" office:value="60000000">
            <text:p>60.0×10+6</text:p>
          </table:table-cell>
          <table:table-cell table:style-name="ACE-12" table:formula="of:=[.C11]*60" office:value-type="float" office:value="3600000000">
            <text:p>3.6×10+9</text:p>
          </table:table-cell>
          <table:table-cell table:style-name="ACE-12" table:formula="of:=[.D11]*24" office:value-type="float" office:value="86400000000">
            <text:p>86.4×10+9</text:p>
          </table:table-cell>
          <table:table-cell table:style-name="ACE-12" table:formula="of:=[.E11]*30" office:value-type="float" office:value="2592000000000">
            <text:p>2.6×10+12</text:p>
          </table:table-cell>
          <table:table-cell table:style-name="ACE-12" table:formula="of:=[.F11]*12" office:value-type="float" office:value="31104000000000">
            <text:p>31.1×10+12</text:p>
          </table:table-cell>
          <table:table-cell table:style-name="ACE-17" table:formula="of:=[.G11]*100" office:value-type="float" office:value="3110400000000000">
            <text:p>3.1×10+15</text:p>
          </table:table-cell>
          <table:table-cell table:style-name="ACE-1"/>
          <table:table-cell table:number-columns-spanned="2" table:style-name="ACE-1" office:value-type="string">
            <text:p>n lg n --&gt; calculation</text:p>
          </table:table-cell>
          <table:covered-table-cell/>
          <table:table-cell table:number-columns-repeated="117" table:style-name="ACE-1"/>
        </table:table-row>
        <table:table-row table:style-name="AROW-3">
          <table:table-cell table:style-name="ACE-6" office:value-type="string">
            <text:p>n lg n</text:p>
          </table:table-cell>
          <table:table-cell table:style-name="ACE-12" office:value-type="float" office:value="62745">
            <text:p>62.7×10+3</text:p>
          </table:table-cell>
          <table:table-cell table:style-name="ACE-12" office:value-type="float" office:value="2801407">
            <text:p>2.8×10+6</text:p>
          </table:table-cell>
          <table:table-cell table:style-name="ACE-12" office:value-type="float" office:value="133377881">
            <text:p>133.4×10+6</text:p>
          </table:table-cell>
          <table:table-cell table:style-name="ACE-12" office:value-type="float" office:value="2755145691">
            <text:p>2.8×10+9</text:p>
          </table:table-cell>
          <table:table-cell table:style-name="ACE-12" office:value-type="float" office:value="74172974215">
            <text:p>74.2×10+9</text:p>
          </table:table-cell>
          <table:table-cell table:style-name="ACE-12" office:value-type="float" office:value="798160799803">
            <text:p>798.2×10+9</text:p>
          </table:table-cell>
          <table:table-cell table:style-name="ACE-17" office:value-type="float" office:value="68656512378194">
            <text:p>68.7×10+12</text:p>
          </table:table-cell>
          <table:table-cell table:style-name="ACE-20" office:value-type="string">
            <text:p>1 sec</text:p>
          </table:table-cell>
          <table:table-cell table:style-name="ACE-21" table:formula="of:=[.$B$11]/(LOG([.B11])/LOG(2))" office:value-type="float" office:value="50171.665943996864">
            <text:p>50.2×10+3</text:p>
          </table:table-cell>
          <table:table-cell table:style-name="ACE-21" table:formula="of:=[.$B$11]/(LOG([.J12])/LOG(2))" office:value-type="float" office:value="64042.687379853203">
            <text:p>64.0×10+3</text:p>
          </table:table-cell>
          <table:table-cell table:style-name="ACE-21" table:formula="of:=[.$B$11]/(LOG([.K12])/LOG(2))" office:value-type="float" office:value="62630.168085042416">
            <text:p>62.6×10+3</text:p>
          </table:table-cell>
          <table:table-cell table:style-name="ACE-21" table:formula="of:=[.$B$11]/(LOG([.L12])/LOG(2))" office:value-type="float" office:value="62756.634902541948">
            <text:p>62.8×10+3</text:p>
          </table:table-cell>
          <table:table-cell table:style-name="ACE-19" table:formula="of:=[.$B$11]/(LOG([.M12])/LOG(2))" office:value-type="float" office:value="62745.175303365308">
            <text:p>62.7×10+3</text:p>
          </table:table-cell>
          <table:table-cell table:number-columns-repeated="114" table:style-name="ACE-1"/>
        </table:table-row>
        <table:table-row table:style-name="AROW-1">
          <table:table-cell table:style-name="ACE-6" office:value-type="string">
            <text:p>n2</text:p>
          </table:table-cell>
          <table:table-cell table:style-name="ACE-12" table:formula="of:=SQRT([.B11])" office:value-type="float" office:value="1000">
            <text:p>10+3</text:p>
          </table:table-cell>
          <table:table-cell table:style-name="ACE-12" table:formula="of:=SQRT([.C11])" office:value-type="float" office:value="7745.9666924148341">
            <text:p>7.7×10+3</text:p>
          </table:table-cell>
          <table:table-cell table:style-name="ACE-12" table:formula="of:=SQRT([.D11])" office:value-type="float" office:value="60000">
            <text:p>60.0×10+3</text:p>
          </table:table-cell>
          <table:table-cell table:style-name="ACE-12" table:formula="of:=SQRT([.E11])" office:value-type="float" office:value="293938.76913398138">
            <text:p>293.9×10+3</text:p>
          </table:table-cell>
          <table:table-cell table:style-name="ACE-12" table:formula="of:=SQRT([.F11])" office:value-type="float" office:value="1609968.9437998487">
            <text:p>1.6×10+6</text:p>
          </table:table-cell>
          <table:table-cell table:style-name="ACE-12" table:formula="of:=SQRT([.G11])" office:value-type="float" office:value="5577096.0185386799">
            <text:p>5.6×10+6</text:p>
          </table:table-cell>
          <table:table-cell table:style-name="ACE-12" table:formula="of:=SQRT([.H11])" office:value-type="float" office:value="55770960.185386807">
            <text:p>55.8×10+6</text:p>
          </table:table-cell>
          <table:table-cell table:style-name="ACE-1"/>
          <table:table-cell table:number-columns-repeated="5" table:style-name="ACE-10"/>
          <table:table-cell table:number-columns-repeated="114" table:style-name="ACE-1"/>
        </table:table-row>
        <table:table-row table:style-name="AROW-1">
          <table:table-cell table:style-name="ACE-6" office:value-type="string">
            <text:p>n3</text:p>
          </table:table-cell>
          <table:table-cell table:style-name="ACE-12" table:formula="of:=[.B13]^(1/3)" office:value-type="float" office:value="9.9999999999999982">
            <text:p>10.0×10+0</text:p>
          </table:table-cell>
          <table:table-cell table:style-name="ACE-12" table:formula="of:=[.C13]^(1/3)" office:value-type="float" office:value="19.786024464679262">
            <text:p>19.8×10+0</text:p>
          </table:table-cell>
          <table:table-cell table:style-name="ACE-12" table:formula="of:=[.D13]^(1/3)" office:value-type="float" office:value="39.148676411688626">
            <text:p>39.1×10+0</text:p>
          </table:table-cell>
          <table:table-cell table:style-name="ACE-12" table:formula="of:=[.E13]^(1/3)" office:value-type="float" office:value="66.489381094791838">
            <text:p>66.5×10+0</text:p>
          </table:table-cell>
          <table:table-cell table:style-name="ACE-12" table:formula="of:=[.F13]^(1/3)" office:value-type="float" office:value="117.20311817797329">
            <text:p>117.2×10+0</text:p>
          </table:table-cell>
          <table:table-cell table:style-name="ACE-12" table:formula="of:=[.G13]^(1/3)" office:value-type="float" office:value="177.33836790301962">
            <text:p>177.3×10+0</text:p>
          </table:table-cell>
          <table:table-cell table:style-name="ACE-12" table:formula="of:=[.H13]^(1/3)" office:value-type="float" office:value="382.06393168390224">
            <text:p>382.1×10+0</text:p>
          </table:table-cell>
          <table:table-cell table:number-columns-repeated="120" table:style-name="ACE-1"/>
        </table:table-row>
        <table:table-row table:style-name="AROW-1">
          <table:table-cell table:style-name="ACE-5" office:value-type="string">
            <text:p>2^n</text:p>
          </table:table-cell>
          <table:table-cell table:style-name="ACE-12" table:formula="of:=LOG([.B11])/LOG(2)" office:value-type="float" office:value="19.931568569324174">
            <text:p>19.9×10+0</text:p>
          </table:table-cell>
          <table:table-cell table:style-name="ACE-12" table:formula="of:=LOG([.C11])/LOG(2)" office:value-type="float" office:value="25.838459164932694">
            <text:p>25.8×10+0</text:p>
          </table:table-cell>
          <table:table-cell table:style-name="ACE-12" table:formula="of:=LOG([.D11])/LOG(2)" office:value-type="float" office:value="31.745349760541213">
            <text:p>31.7×10+0</text:p>
          </table:table-cell>
          <table:table-cell table:style-name="ACE-12" table:formula="of:=LOG([.E11])/LOG(2)" office:value-type="float" office:value="36.330312261262371">
            <text:p>36.3×10+0</text:p>
          </table:table-cell>
          <table:table-cell table:style-name="ACE-12" table:formula="of:=LOG([.F11])/LOG(2)" office:value-type="float" office:value="41.23720285687088">
            <text:p>41.2×10+0</text:p>
          </table:table-cell>
          <table:table-cell table:style-name="ACE-12" table:formula="of:=LOG([.G11])/LOG(2)" office:value-type="float" office:value="44.822165357592041">
            <text:p>44.8×10+0</text:p>
          </table:table-cell>
          <table:table-cell table:style-name="ACE-12" table:formula="of:=LOG([.H11])/LOG(2)" office:value-type="float" office:value="51.466021547366765">
            <text:p>51.5×10+0</text:p>
          </table:table-cell>
          <table:table-cell table:number-columns-repeated="120" table:style-name="ACE-1"/>
        </table:table-row>
        <table:table-row table:style-name="AROW-4">
          <table:table-cell table:style-name="ACE-7" office:value-type="string">
            <text:p>n!</text:p>
          </table:table-cell>
          <table:table-cell table:style-name="ACE-13" office:value-type="float" office:value="9">
            <text:p>9</text:p>
          </table:table-cell>
          <table:table-cell table:style-name="ACE-13" office:value-type="float" office:value="11">
            <text:p>11</text:p>
          </table:table-cell>
          <table:table-cell table:style-name="ACE-13" office:value-type="float" office:value="12">
            <text:p>12</text:p>
          </table:table-cell>
          <table:table-cell table:style-name="ACE-13" office:value-type="float" office:value="13">
            <text:p>13</text:p>
          </table:table-cell>
          <table:table-cell table:style-name="ACE-13" office:value-type="float" office:value="15">
            <text:p>15</text:p>
          </table:table-cell>
          <table:table-cell table:style-name="ACE-13" office:value-type="float" office:value="16">
            <text:p>16</text:p>
          </table:table-cell>
          <table:table-cell table:style-name="ACE-18" office:value-type="float" office:value="17">
            <text:p>17</text:p>
          </table:table-cell>
          <table:table-cell table:number-columns-repeated="120" table:style-name="ACE-1"/>
        </table:table-row>
        <table:table-row table:style-name="AROW-1">
          <table:table-cell table:style-name="ACE-8"/>
          <table:table-cell table:number-columns-repeated="127" table:style-name="ACE-1"/>
        </table:table-row>
        <table:table-row table:style-name="AROW-1">
          <table:table-cell table:number-columns-repeated="128"/>
        </table:table-row>
        <table:table-row table:style-name="AROW-1">
          <table:table-cell table:style-name="ACE-1" office:value-type="string">
            <text:p>2) Calculate the polynomial time for the Bubble Sort. <text:s/>Use a different constant for each operation.</text:p>
          </table:table-cell>
          <table:table-cell table:number-columns-repeated="127" table:style-name="ACE-1"/>
        </table:table-row>
        <table:table-row table:style-name="AROW-1">
          <table:table-cell table:number-columns-repeated="128"/>
        </table:table-row>
        <table:table-row table:style-name="AROW-1">
          <table:table-cell table:style-name="ACE-9" office:value-type="string">
            <text:p>BUBBLESORT(A)</text:p>
          </table:table-cell>
          <table:table-cell table:number-columns-repeated="127" table:style-name="ACE-1"/>
        </table:table-row>
        <table:table-row table:style-name="AROW-5">
          <table:table-cell table:style-name="ACE-9" office:value-type="string">
            <text:p>1 <text:s/>for i = 1 to A.length - 1</text:p>
          </table:table-cell>
          <table:table-cell table:number-columns-repeated="127" table:style-name="ACE-1"/>
        </table:table-row>
        <table:table-row table:style-name="AROW-5">
          <table:table-cell table:style-name="ACE-9" office:value-type="string">
            <text:p>2 <text:s text:c="6"/>for j = Lengthen downto i + 1</text:p>
          </table:table-cell>
          <table:table-cell table:number-columns-repeated="127" table:style-name="ACE-1"/>
        </table:table-row>
        <table:table-row table:style-name="AROW-1">
          <table:table-cell table:style-name="ACE-9" office:value-type="string">
            <text:p>3 <text:s text:c="11"/>if A[j] &lt; A[j - 1]</text:p>
          </table:table-cell>
          <table:table-cell table:number-columns-repeated="127" table:style-name="ACE-1"/>
        </table:table-row>
        <table:table-row table:style-name="AROW-1">
          <table:table-cell table:style-name="ACE-9" office:value-type="string">
            <text:p>4 <text:s text:c="16"/>exchange A[j] with A[j - 1] </text:p>
          </table:table-cell>
          <table:table-cell table:number-columns-repeated="127" table:style-name="ACE-1"/>
        </table:table-row>
        <table:table-row table:style-name="AROW-2">
          <table:table-cell table:number-columns-spanned="3" table:style-name="ACE-10" office:value-type="string">
            <text:p>Big O(n^2) -&gt; source code attached</text:p>
          </table:table-cell>
          <table:covered-table-cell table:number-columns-repeated="2"/>
          <table:table-cell table:number-columns-repeated="125" table:style-name="ACE-1"/>
        </table:table-row>
        <table:table-row table:style-name="AROW-1" table:number-rows-repeated="2">
          <table:table-cell table:number-columns-repeated="128"/>
        </table:table-row>
        <table:table-row table:style-name="AROW-1">
          <table:table-cell table:style-name="ACE-1" office:value-type="string">
            <text:p>3) Show that When |x| ≤ 1, we have the approximation</text:p>
          </table:table-cell>
          <table:table-cell table:number-columns-repeated="127" table:style-name="ACE-1"/>
        </table:table-row>
        <table:table-row table:style-name="AROW-1">
          <table:table-cell table:number-columns-repeated="128"/>
        </table:table-row>
        <table:table-row table:style-name="AROW-2">
          <table:table-cell table:style-name="ACE-1"/>
          <table:table-cell table:style-name="ACE-0" office:value-type="string">
            <text:p>e^x = 1 + x + Θ(x^2).</text:p>
          </table:table-cell>
          <table:table-cell table:style-name="ACE-10" office:value-type="string">
            <text:p>e^x</text:p>
          </table:table-cell>
          <table:table-cell table:style-name="ACE-10" office:value-type="string">
            <text:p>x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1.0)</text:p>
          </table:table-cell>
          <table:table-cell table:style-name="ACE-14" table:formula="of:=1+[.D32]+([.D32]^2)" office:value-type="float" office:value="3">
            <text:p>3.0</text:p>
          </table:table-cell>
          <table:table-cell table:style-name="ACE-15" table:formula="of:=EXP([.D32])" office:value-type="float" office:value="2.7182818284590451">
            <text:p>2.718</text:p>
          </table:table-cell>
          <table:table-cell table:style-name="ACE-14" office:value-type="float" office:value="1">
            <text:p>1.0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9)</text:p>
          </table:table-cell>
          <table:table-cell table:style-name="ACE-14" table:formula="of:=1+[.D33]+([.D33]^2)" office:value-type="float" office:value="2.71">
            <text:p>2.7</text:p>
          </table:table-cell>
          <table:table-cell table:style-name="ACE-15" table:formula="of:=EXP([.D33])" office:value-type="float" office:value="2.4596031111569499">
            <text:p>2.460</text:p>
          </table:table-cell>
          <table:table-cell table:style-name="ACE-14" office:value-type="float" office:value="0.90000000000000002">
            <text:p>0.9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8)</text:p>
          </table:table-cell>
          <table:table-cell table:style-name="ACE-14" table:formula="of:=1+[.D34]+([.D34]^2)" office:value-type="float" office:value="2.4400000000000004">
            <text:p>2.4</text:p>
          </table:table-cell>
          <table:table-cell table:style-name="ACE-15" table:formula="of:=EXP([.D34])" office:value-type="float" office:value="2.2255409284924679">
            <text:p>2.226</text:p>
          </table:table-cell>
          <table:table-cell table:style-name="ACE-14" office:value-type="float" office:value="0.80000000000000004">
            <text:p>0.8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7)</text:p>
          </table:table-cell>
          <table:table-cell table:style-name="ACE-14" table:formula="of:=1+[.D35]+([.D35]^2)" office:value-type="float" office:value="2.1900000000000004">
            <text:p>2.2</text:p>
          </table:table-cell>
          <table:table-cell table:style-name="ACE-15" table:formula="of:=EXP([.D35])" office:value-type="float" office:value="2.0137527074704766">
            <text:p>2.014</text:p>
          </table:table-cell>
          <table:table-cell table:style-name="ACE-14" office:value-type="float" office:value="0.70000000000000007">
            <text:p>0.7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6)</text:p>
          </table:table-cell>
          <table:table-cell table:style-name="ACE-14" table:formula="of:=1+[.D36]+([.D36]^2)" office:value-type="float" office:value="1.9600000000000002">
            <text:p>2.0</text:p>
          </table:table-cell>
          <table:table-cell table:style-name="ACE-15" table:formula="of:=EXP([.D36])" office:value-type="float" office:value="1.8221188003905091">
            <text:p>1.822</text:p>
          </table:table-cell>
          <table:table-cell table:style-name="ACE-14" office:value-type="float" office:value="0.60000000000000009">
            <text:p>0.6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5)</text:p>
          </table:table-cell>
          <table:table-cell table:style-name="ACE-14" table:formula="of:=1+[.D37]+([.D37]^2)" office:value-type="float" office:value="1.75">
            <text:p>1.8</text:p>
          </table:table-cell>
          <table:table-cell table:style-name="ACE-15" table:formula="of:=EXP([.D37])" office:value-type="float" office:value="1.6487212707001284">
            <text:p>1.649</text:p>
          </table:table-cell>
          <table:table-cell table:style-name="ACE-14" office:value-type="float" office:value="0.50000000000000011">
            <text:p>0.5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4)</text:p>
          </table:table-cell>
          <table:table-cell table:style-name="ACE-14" table:formula="of:=1+[.D38]+([.D38]^2)" office:value-type="float" office:value="1.5600000000000003">
            <text:p>1.6</text:p>
          </table:table-cell>
          <table:table-cell table:style-name="ACE-15" table:formula="of:=EXP([.D38])" office:value-type="float" office:value="1.4918246976412706">
            <text:p>1.492</text:p>
          </table:table-cell>
          <table:table-cell table:style-name="ACE-14" office:value-type="float" office:value="0.40000000000000013">
            <text:p>0.4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3)</text:p>
          </table:table-cell>
          <table:table-cell table:style-name="ACE-14" table:formula="of:=1+[.D39]+([.D39]^2)" office:value-type="float" office:value="1.3900000000000003">
            <text:p>1.4</text:p>
          </table:table-cell>
          <table:table-cell table:style-name="ACE-15" table:formula="of:=EXP([.D39])" office:value-type="float" office:value="1.3498588075760034">
            <text:p>1.350</text:p>
          </table:table-cell>
          <table:table-cell table:style-name="ACE-14" office:value-type="float" office:value="0.30000000000000016">
            <text:p>0.3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2)</text:p>
          </table:table-cell>
          <table:table-cell table:style-name="ACE-14" table:formula="of:=1+[.D40]+([.D40]^2)" office:value-type="float" office:value="1.2400000000000002">
            <text:p>1.2</text:p>
          </table:table-cell>
          <table:table-cell table:style-name="ACE-15" table:formula="of:=EXP([.D40])" office:value-type="float" office:value="1.2214027581601701">
            <text:p>1.221</text:p>
          </table:table-cell>
          <table:table-cell table:style-name="ACE-14" office:value-type="float" office:value="0.20000000000000018">
            <text:p>0.2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.1)</text:p>
          </table:table-cell>
          <table:table-cell table:style-name="ACE-14" table:formula="of:=1+[.D41]+([.D41]^2)" office:value-type="float" office:value="1.1100000000000001">
            <text:p>1.1</text:p>
          </table:table-cell>
          <table:table-cell table:style-name="ACE-15" table:formula="of:=EXP([.D41])" office:value-type="float" office:value="1.1051709180756479">
            <text:p>1.105</text:p>
          </table:table-cell>
          <table:table-cell table:style-name="ACE-14" office:value-type="float" office:value="0.1000000000000002">
            <text:p>0.1</text:p>
          </table:table-cell>
          <table:table-cell table:number-columns-repeated="124" table:style-name="ACE-1"/>
        </table:table-row>
        <table:table-row table:style-name="AROW-2">
          <table:table-cell table:style-name="ACE-10" office:value-type="string">
            <text:p>e^(0)</text:p>
          </table:table-cell>
          <table:table-cell table:style-name="ACE-14" table:formula="of:=1+[.D42]+([.D42]^2)" office:value-type="float" office:value="1.0000000000000002">
            <text:p>1.0</text:p>
          </table:table-cell>
          <table:table-cell table:style-name="ACE-15" table:formula="of:=EXP([.D42])" office:value-type="float" office:value="1.0000000000000002">
            <text:p>1.000</text:p>
          </table:table-cell>
          <table:table-cell table:style-name="ACE-14" office:value-type="float" office:value="2.2204460492503131e-16">
            <text:p>0.0</text:p>
          </table:table-cell>
          <table:table-cell table:number-columns-repeated="124" table:style-name="ACE-1"/>
        </table:table-row>
        <table:table-row table:style-name="AROW-0">
          <table:table-cell table:style-name="ACE-10"/>
          <table:table-cell table:number-columns-repeated="2" table:style-name="ACE-1"/>
          <table:table-cell table:style-name="ACE-10"/>
          <table:table-cell table:number-columns-repeated="124" table:style-name="ACE-1"/>
        </table:table-row>
        <table:table-row table:style-name="AROW-0" table:number-rows-repeated="85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" gnm:cursor-row="31">
          <gnm:selection gnm:start-col="2" gnm:start-row="31" gnm:end-col="2" gnm:end-row="41"/>
        </gnm:selections>
      </table:table>
      <table:named-expressions>
        <table:named-range table:name="HTML__nr_N47" table:cell-range-address=".$A$8:.$H$16" table:base-cell-address="$'Sheet1'.$A$1" table:range-usable-as="print-range filter repeat-row repeat-column"/>
        <table:named-range table:name="HTML_tables" table:cell-range-address=".$A$6" table:base-cell-address="$'Sheet1'.$A$1" table:range-usable-as="print-range filter repeat-row repeat-column"/>
        <table:named-range table:name="HTML_all" table:cell-range-address=".$A$6:.$H$17" table:base-cell-address="$'Sheet1'.$A$1" table:range-usable-as="print-range filter repeat-row repeat-column"/>
        <table:named-range table:name="HTML_1" table:cell-range-address=".$A$8:.$H$16" table:base-cell-address="$'Sheet1'.$A$1" table:range-usable-as="print-range filter repeat-row repeat-column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1" number:grouping="false" number:min-integer-digits="0" number:min-exponent-digits="1" gnm:forced-exponent-sign="true" gnm:engineering="true" gnm:literal-E="false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90400000000005pt" svg:height="21.290400000000005pt" style:dynamic-spacing="true"/>
      </style:header-style>
      <style:footer-style>
        <style:header-footer-properties fo:border="none" style:shadow="none" fo:padding="0pt" fo:margin="0pt" fo:min-height="21.290400000000005pt" svg:height="21.2904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r. Mark Lehr</dc:creator>
    <dc:date>2016-03-17T00:51:04Z</dc:date>
    <meta:generator>gnumeric/1.12.23</meta:generator>
  </office:meta>
</office:document-meta>
</file>